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de1ea" officeooo:paragraph-rsid="000f05ab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f05ab" officeooo:paragraph-rsid="000f05ab"/>
    </style:style>
    <style:style style:name="P4" style:family="paragraph" style:parent-style-name="Preformatted_20_Text">
      <style:text-properties officeooo:rsid="000f05ab" officeooo:paragraph-rsid="000f05ab"/>
    </style:style>
    <style:style style:name="P5" style:family="paragraph" style:parent-style-name="Standard">
      <style:text-properties officeooo:rsid="000ddd57" officeooo:paragraph-rsid="000ddd57"/>
    </style:style>
    <style:style style:name="P6" style:family="paragraph" style:parent-style-name="Standard">
      <style:text-properties officeooo:rsid="000de1ea" officeooo:paragraph-rsid="000de1ea"/>
    </style:style>
    <style:style style:name="P7" style:family="paragraph" style:parent-style-name="Standard">
      <style:text-properties officeooo:rsid="000de1ea" officeooo:paragraph-rsid="000f05ab"/>
    </style:style>
    <style:style style:name="P8" style:family="paragraph" style:parent-style-name="Standard">
      <style:text-properties officeooo:rsid="000f05ab" officeooo:paragraph-rsid="000f05ab"/>
    </style:style>
    <style:style style:name="P9" style:family="paragraph" style:parent-style-name="Standard">
      <style:text-properties officeooo:rsid="00109ccd" officeooo:paragraph-rsid="00109ccd"/>
    </style:style>
    <style:style style:name="P10" style:family="paragraph" style:parent-style-name="Standard">
      <style:text-properties officeooo:rsid="001114d6" officeooo:paragraph-rsid="001114d6"/>
    </style:style>
    <style:style style:name="T1" style:family="text">
      <style:text-properties officeooo:rsid="000f05ab"/>
    </style:style>
    <style:style style:name="T2" style:family="text">
      <style:text-properties fo:color="#9cdcfe" loext:opacity="100%" style:font-name="Droid Sans Mono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ob1</text:p>
      <text:p text:style-name="P5">test1</text:p>
      <text:p text:style-name="Standard">real<text:tab/>0m28,374s</text:p>
      <text:p text:style-name="Standard">user<text:tab/>1m31,977s</text:p>
      <text:p text:style-name="Standard">sys<text:tab/>0m3,626s</text:p>
      <text:p text:style-name="Standard"/>
      <text:p text:style-name="P6">test2</text:p>
      <text:p text:style-name="P6">real<text:tab/>0m41,220s</text:p>
      <text:p text:style-name="P6">user<text:tab/>1m54,701s</text:p>
      <text:p text:style-name="P6">sys<text:tab/>0m4,487s</text:p>
      <text:p text:style-name="P6"/>
      <text:p text:style-name="P6">test3</text:p>
      <text:p text:style-name="P6">real<text:tab/>0m45,507s</text:p>
      <text:p text:style-name="P6">user<text:tab/>1m56,270s</text:p>
      <text:p text:style-name="P6">sys<text:tab/>0m4,496s</text:p>
      <text:p text:style-name="P6"/>
      <text:p text:style-name="P6">test4</text:p>
      <text:p text:style-name="P6">real<text:tab/>0m53,927s</text:p>
      <text:p text:style-name="P6">user<text:tab/>2m19,375s</text:p>
      <text:p text:style-name="P6">sys<text:tab/>0m4,869s</text:p>
      <text:p text:style-name="P6"/>
      <text:p text:style-name="P6">test5</text:p>
      <text:p text:style-name="P6">real<text:tab/>1m0,502s</text:p>
      <text:p text:style-name="P6">user<text:tab/>2m30,584s</text:p>
      <text:p text:style-name="P6">sys<text:tab/>0m5,202s</text:p>
      <text:p text:style-name="P6"/>
      <text:p text:style-name="P6">test6</text:p>
      <text:p text:style-name="P6">real<text:tab/>1m6,997s</text:p>
      <text:p text:style-name="P6">user<text:tab/>2m34,725s</text:p>
      <text:p text:style-name="P6">sys<text:tab/>0m5,838s</text:p>
      <text:p text:style-name="P6"/>
      <text:p text:style-name="P6">test7</text:p>
      <text:p text:style-name="P6">real<text:tab/>1m12,927s</text:p>
      <text:p text:style-name="P6">user<text:tab/>2m48,045s</text:p>
      <text:p text:style-name="P6">sys<text:tab/>0m5,961s</text:p>
      <text:p text:style-name="P6"/>
      <text:p text:style-name="P6">test8</text:p>
      <text:p text:style-name="P6">real<text:tab/>1m19,662s</text:p>
      <text:p text:style-name="P6">user<text:tab/>3m12,130s</text:p>
      <text:p text:style-name="P6">sys<text:tab/>0m6,368s</text:p>
      <text:p text:style-name="P6"/>
      <text:p text:style-name="P6">test9</text:p>
      <text:p text:style-name="P6">real<text:tab/>1m26,289s</text:p>
      <text:p text:style-name="P6">user<text:tab/>3m17,717s</text:p>
      <text:p text:style-name="P6">sys<text:tab/>0m6,955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JOB2</text:p>
      <text:p text:style-name="P8">test1</text:p>
      <text:p text:style-name="P2">real <text:s text:c="3"/>0m8,670s</text:p>
      <text:p text:style-name="Preformatted_20_Text">user <text:s text:c="3"/>0m21,626s</text:p>
      <text:p text:style-name="P1">sys <text:s text:c="4"/>0m1,389s</text:p>
      <text:p text:style-name="P1"/>
      <text:p text:style-name="P3">test2</text:p>
      <text:p text:style-name="P7">real<text:tab/>0m8,<text:span text:style-name="T1">7</text:span>63s</text:p>
      <text:p text:style-name="P7">user<text:tab/>0m21,822s</text:p>
      <text:p text:style-name="P7">sys<text:tab/>0m1,256s</text:p>
      <text:p text:style-name="P7"/>
      <text:p text:style-name="P8">test 3</text:p>
      <text:p text:style-name="P4">real <text:s text:c="3"/>0m8,605s</text:p>
      <text:p text:style-name="Preformatted_20_Text">user <text:s text:c="3"/>0m20,796s</text:p>
      <text:p text:style-name="P1">sys <text:s text:c="4"/>0m1,316s</text:p>
      <text:p text:style-name="P1"/>
      <text:p text:style-name="P3">test4</text:p>
      <text:p text:style-name="P3">real<text:tab/>0m8,744s<text:line-break/>user<text:tab/>0m21,020s<text:line-break/>sys<text:tab/>0m1,302s</text:p>
      <text:p text:style-name="P8">test5</text:p>
      <text:p text:style-name="P8">real<text:tab/>0m8,992s</text:p>
      <text:p text:style-name="P8">user<text:tab/>0m21,756s</text:p>
      <text:p text:style-name="P8">sys<text:tab/>0m1,336s</text:p>
      <text:p text:style-name="P8"/>
      <text:p text:style-name="P8">test6</text:p>
      <text:p text:style-name="P8">real<text:tab/>0m9,059s</text:p>
      <text:p text:style-name="P8">user<text:tab/>0m22,755s</text:p>
      <text:p text:style-name="P8">sys<text:tab/>0m1,357s</text:p>
      <text:p text:style-name="P8"/>
      <text:p text:style-name="P8">test7</text:p>
      <text:p text:style-name="P8">real<text:tab/>0m9,632s</text:p>
      <text:p text:style-name="P8">user<text:tab/>0m21,260s</text:p>
      <text:p text:style-name="P8">sys<text:tab/>0m1,279s</text:p>
      <text:p text:style-name="P8"/>
      <text:p text:style-name="P9">test8</text:p>
      <text:p text:style-name="P9">real<text:tab/>0m9,723s</text:p>
      <text:p text:style-name="P9">user<text:tab/>0m21,569s</text:p>
      <text:p text:style-name="P9">sys<text:tab/>0m1,402s</text:p>
      <text:p text:style-name="P9"/>
      <text:p text:style-name="P9">test9</text:p>
      <text:p text:style-name="P9">real<text:tab/>0m9,838s</text:p>
      <text:p text:style-name="P9">user<text:tab/>0m21,553s</text:p>
      <text:p text:style-name="P9">sys<text:tab/>0m1,286s</text:p>
      <text:p text:style-name="P9"/>
      <text:p text:style-name="P8"/>
      <text:p text:style-name="P8"><text:soft-page-break/>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10:08.445641585</meta:creation-date>
    <dc:date>2023-05-19T23:42:59.091664970</dc:date>
    <meta:editing-duration>P1DT6H58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129" meta:character-count="830" meta:non-whitespace-character-count="753"/>
  </office:meta>
</office:document-meta>
</file>